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202B7194D81ADA3B37C.png" manifest:media-type="image/png"/>
  <manifest:file-entry manifest:full-path="Pictures/100000010000040100000164FE8417A1938F7243.png" manifest:media-type="image/png"/>
  <manifest:file-entry manifest:full-path="Pictures/10000001000003200000020013E9D7267FFF96C8.png" manifest:media-type="image/png"/>
  <manifest:file-entry manifest:full-path="Pictures/10000001000000CE000001FEEB6D4C391F4F33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2.5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title">
      <style:graphic-properties draw:fill-color="#069a2e" fo:min-height="10.43cm"/>
      <style:paragraph-properties style:writing-mode="lr-tb"/>
    </style:style>
    <style:style style:name="pr13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ff0000" loext:opacity="100%" fo:font-weight="bold" style:font-weight-asian="bold" style:font-weight-complex="bold"/>
    </style:style>
    <style:style style:name="P6" style:family="paragraph">
      <loext:graphic-properties draw:fill-color="#069a2e"/>
    </style:style>
    <style:style style:name="T1" style:family="text">
      <style:text-properties fo:color="#ffffff" loext:opacity="100%"/>
    </style:style>
    <style:style style:name="T2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2.196cm" svg:height="5.149cm" svg:x="16.379cm" svg:y="12.631cm" presentation:class="subtitle" presentation:user-transformed="true">
          <draw:text-box>
            <text:p text:style-name="P1"><text:span text:style-name="T1">By Skye Hillhouse</text:span></text:p>
          </draw:text-box>
        </draw:frame>
        <draw:frame presentation:style-name="pr2" draw:layer="layout" svg:width="11.221cm" svg:height="2.63cm" svg:x="2.54cm" svg:y="1.905cm" presentation:class="title" presentation:user-transformed="true">
          <draw:text-box>
            <text:p>Video Gam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placeholder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draw:frame draw:style-name="gr2" draw:text-style-name="P4" draw:layer="layout" svg:width="21.459cm" svg:height="13.6cm" svg:x="3.311cm" svg:y="1.102cm">
          <draw:image xlink:href="Pictures/100000010000032B00000202B7194D81ADA3B3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text-style-name="P5" draw:layer="layout" svg:width="18.313cm" svg:height="2.63cm" svg:x="4.903cm" svg:y="12.451cm" presentation:class="title" presentation:user-transformed="true">
          <draw:text-box>
            <text:p text:style-name="P5"><text:span text:style-name="T2">Obviously we like to get the adrenaline pumping</text:span></text:p>
          </draw:text-box>
        </draw:frame>
        <draw:frame draw:style-name="gr2" draw:text-style-name="P4" draw:layer="layout" svg:width="22.86cm" svg:height="11.289cm" draw:transform="skewX (-0.00488692190558412) rotate (-0.00488692190558406) translate (2.54cm 0.029cm)">
          <draw:image xlink:href="Pictures/10000001000003200000020013E9D7267FFF96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placeholder="true">
          <draw:text-box/>
        </draw:frame>
        <draw:frame presentation:style-name="pr10" draw:layer="layout" svg:width="24cm" svg:height="10cm" svg:x="2cm" svg:y="4cm" presentation:class="outline" presentation:placeholder="true">
          <draw:text-box/>
        </draw:frame>
        <draw:frame draw:style-name="gr2" draw:text-style-name="P4" draw:layer="layout" svg:width="27.122cm" svg:height="13.335cm" svg:x="0.446cm" svg:y="1.27cm">
          <draw:image xlink:href="Pictures/100000010000040100000164FE8417A1938F72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text-style-name="P6" draw:layer="layout" svg:width="8.795cm" svg:height="10.43cm" svg:x="2cm" svg:y="1cm" presentation:class="title" presentation:user-transformed="true">
          <draw:text-box>
            <text:p>Nintendo<text:line-break/>Games</text:p>
          </draw:text-box>
        </draw:frame>
        <draw:frame draw:style-name="gr2" draw:text-style-name="P4" draw:layer="layout" svg:width="5.45cm" svg:height="13.494cm" svg:x="11.282cm" svg:y="1.097cm">
          <draw:image xlink:href="Pictures/10000001000000CE000001FEEB6D4C391F4F33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2T18:05:35.981000000</meta:creation-date>
    <meta:editing-duration>PT9M50S</meta:editing-duration>
    <meta:editing-cycles>2</meta:editing-cycles>
    <meta:generator>LibreOffice/7.3.4.2$Windows_X86_64 LibreOffice_project/728fec16bd5f605073805c3c9e7c4212a0120dc5</meta:generator>
    <dc:title>Focus</dc:title>
    <dc:date>2023-02-22T20:06:41.221000000</dc:date>
    <meta:document-statistic meta:object-count="98"/>
  </office:meta>
</office:document-meta>
</file>